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3029.663" calcext:value-type="float">
            <text:p>3029.663</text:p>
          </table:table-cell>
          <table:table-cell office:value-type="float" office:value="3022" calcext:value-type="float">
            <text:p>3022</text:p>
          </table:table-cell>
          <table:table-cell table:formula="of:=[.A1]/[.B1]" office:value-type="float" office:value="1.00253573792191" calcext:value-type="float">
            <text:p>1.00253573792191</text:p>
          </table:table-cell>
          <table:table-cell/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formula="of:=[.F1]*[.$C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therine</text:p>
          </table:table-cell>
          <table:table-cell office:value-type="float" office:value="322" calcext:value-type="float">
            <text:p>322</text:p>
          </table:table-cell>
          <table:table-cell table:formula="of:=[.F2]*[.$C$1]" office:value-type="float" office:value="322.816507610854" calcext:value-type="float">
            <text:p>322.8165076108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ly Waters</text:p>
          </table:table-cell>
          <table:table-cell office:value-type="float" office:value="588" calcext:value-type="float">
            <text:p>588</text:p>
          </table:table-cell>
          <table:table-cell table:formula="of:=[.F3]*[.$C$1]" office:value-type="float" office:value="589.491013898081" calcext:value-type="float">
            <text:p>589.4910138980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nnant Creek</text:p>
          </table:table-cell>
          <table:table-cell office:value-type="float" office:value="987" calcext:value-type="float">
            <text:p>9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0T23:30:21.077000000</meta:creation-date>
    <dc:date>2019-10-10T23:34:42.203000000</dc:date>
    <meta:editing-duration>PT4M21S</meta:editing-duration>
    <meta:editing-cycles>1</meta:editing-cycles>
    <meta:document-statistic meta:table-count="1" meta:cell-count="14" meta:object-count="0"/>
    <meta:generator>LibreOffice/6.3.0.4$Windows_X86_64 LibreOffice_project/057fc023c990d676a43019934386b85b21a9ee99</meta:generator>
  </office:meta>
</office:document-meta>
</file>